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10" style:family="table-row">
      <style:table-row-properties style:min-row-height="6.824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1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7"><text:span text:style-name="T1"><text:s text:c="5"/></text:span><text:span text:style-name="T1"><text:placeholder text:placeholder-type="text" text:description="o.partner_id.street3">&lt;get_state_country(o.partner_id)&gt;</text:placeholder></text:span><text:span text:style-name="T1"> </text:span></text:p>
            <text:p text:style-name="P7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get_s3(o.cons_loca)&gt;</text:placeholder></text:p>
            <text:p text:style-name="P14">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/KG</text:p>
            <text:p text:style-name="P10"><text:placeholder text:placeholder-type="text">&lt;get_ins(line.insurance)&gt;</text:placeholder>/KG</text:p>
            <text:p text:style-name="P10"><text:placeholder text:placeholder-type="text">&lt;line.others&gt;</text:placeholder>0000/KG</text:p>
          </table:table-cell>
          <table:covered-table-cell/>
          <table:table-cell table:style-name="Table1.G11" office:value-type="float" office:value="0">
            <text:p text:style-name="P2"><text:placeholder text:placeholder-type="text">&lt;frt(line.quantity,line.freight)&gt;</text:placeholder></text:p>
            <text:p text:style-name="P10"><text:placeholder text:placeholder-type="text">&lt;round(line.insurance*(line.quantity),2)&gt;</text:placeholder>0</text:p>
            <text:p text:style-name="P10"><text:placeholder text:placeholder-type="text">&lt;round(line.others*line.quantity,2)&gt;</text:placeholder>0</text:p>
            <text:p text:style-name="P12"/>
            <text:p text:style-name="P12"/>
            <text:p text:style-name="P12"/>
            <text:p text:style-name="P12"/>
            <text:p text:style-name="P12"/>
          </table:table-cell>
        </table:table-row>
        <text:soft-page-break/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)&gt;</text:placeholder>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,o.other_charges)">&lt;get_total_amount(o.invoice_lin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3"/>
            <text:p text:style-name="P13"><text:s text:c="15"/><text:placeholder text:placeholder-type="text">&lt;o.agency_comm&gt;</text:placeholder> <text:s text:c="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5-21T17:09:49</dc:date>
    <meta:editing-duration>PT17H24M43S</meta:editing-duration>
    <meta:editing-cycles>343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173" meta:character-count="2226" meta:non-whitespace-character-count="1878"/>
  </office:meta>
</office:document-meta>
</file>